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lore</text:p>
          </table:table-cell>
          <table:table-cell office:value-type="string" calcext:value-type="string">
            <text:p>Tratto</text:p>
          </table:table-cell>
          <table:table-cell/>
          <table:table-cell office:value-type="string" calcext:value-type="string">
            <text:p>Scarica, no sp/carica, No sp/sCarica, spessore sott/scarica, spessore Grosso</text:p>
          </table:table-cell>
          <table:table-cell/>
        </table:table-row>
        <table:table-row table:style-name="ro1">
          <table:table-cell office:value-type="float" office:value="1.1293" calcext:value-type="float">
            <text:p>1.129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15" calcext:value-type="float">
            <text:p>1.14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332" calcext:value-type="float">
            <text:p>1.13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72" calcext:value-type="float">
            <text:p>1.14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48" calcext:value-type="float">
            <text:p>1.144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72" calcext:value-type="float">
            <text:p>1.147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566" calcext:value-type="float">
            <text:p>1.156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464" calcext:value-type="float">
            <text:p>1.146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96" calcext:value-type="float">
            <text:p>1.179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79" calcext:value-type="float">
            <text:p>1.1479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64" calcext:value-type="float">
            <text:p>1.146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513" calcext:value-type="float">
            <text:p>1.151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698" calcext:value-type="float">
            <text:p>1.169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621" calcext:value-type="float">
            <text:p>1.162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671" calcext:value-type="float">
            <text:p>1.167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448" calcext:value-type="float">
            <text:p>1.144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6762" calcext:value-type="float">
            <text:p>1.67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19" calcext:value-type="float">
            <text:p>1.171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93" calcext:value-type="float">
            <text:p>1.17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82" calcext:value-type="float">
            <text:p>1.178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12" calcext:value-type="float">
            <text:p>1.181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19" calcext:value-type="float">
            <text:p>1.181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58" calcext:value-type="float">
            <text:p>1.175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698" calcext:value-type="float">
            <text:p>1.169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564" calcext:value-type="float">
            <text:p>1.156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557" calcext:value-type="float">
            <text:p>1.155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931" calcext:value-type="float">
            <text:p>1.193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62" calcext:value-type="float">
            <text:p>1.186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814" calcext:value-type="float">
            <text:p>1.181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2216" calcext:value-type="float">
            <text:p>1.221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2096" calcext:value-type="float">
            <text:p>1.2096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588" calcext:value-type="float">
            <text:p>1.158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6566" calcext:value-type="float">
            <text:p>1.656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7003" calcext:value-type="float">
            <text:p>1.700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04" calcext:value-type="float">
            <text:p>1.670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61" calcext:value-type="float">
            <text:p>1.666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12" calcext:value-type="float">
            <text:p>1.661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422" calcext:value-type="float">
            <text:p>1.642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22" calcext:value-type="float">
            <text:p>1.662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25" calcext:value-type="float">
            <text:p>1.68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38" calcext:value-type="float">
            <text:p>1.673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21" calcext:value-type="float">
            <text:p>1.682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578" calcext:value-type="float">
            <text:p>1.657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22" calcext:value-type="float">
            <text:p>1.672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416" calcext:value-type="float">
            <text:p>1.641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24" calcext:value-type="float">
            <text:p>1.68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62" calcext:value-type="float">
            <text:p>1.666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288" calcext:value-type="float">
            <text:p>1.628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504" calcext:value-type="float">
            <text:p>1.650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16" calcext:value-type="float">
            <text:p>1.671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565" calcext:value-type="float">
            <text:p>1.656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07" calcext:value-type="float">
            <text:p>1.660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546" calcext:value-type="float">
            <text:p>1.65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18" calcext:value-type="float">
            <text:p>1.681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38" calcext:value-type="float">
            <text:p>1.683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15" calcext:value-type="float">
            <text:p>1.66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03" calcext:value-type="float">
            <text:p>1.670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61" calcext:value-type="float">
            <text:p>1.66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38" calcext:value-type="float">
            <text:p>1.663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36" calcext:value-type="float">
            <text:p>1.66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68" calcext:value-type="float">
            <text:p>1.686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7223" calcext:value-type="float">
            <text:p>1.722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06" calcext:value-type="float">
            <text:p>1.660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7271" calcext:value-type="float">
            <text:p>1.727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841" calcext:value-type="float">
            <text:p>1.684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778" calcext:value-type="float">
            <text:p>1.677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954" calcext:value-type="float">
            <text:p>1.695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6622" calcext:value-type="float">
            <text:p>1.662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7344" calcext:value-type="float">
            <text:p>1.734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.4946" calcext:value-type="float">
            <text:p>1.494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686" calcext:value-type="float">
            <text:p>1.468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786" calcext:value-type="float">
            <text:p>1.478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908" calcext:value-type="float">
            <text:p>1.490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48" calcext:value-type="float">
            <text:p>1.534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144" calcext:value-type="float">
            <text:p>1.51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226" calcext:value-type="float">
            <text:p>1.522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296" calcext:value-type="float">
            <text:p>1.529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967" calcext:value-type="float">
            <text:p>1.496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516" calcext:value-type="float">
            <text:p>1.5516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03" calcext:value-type="float">
            <text:p>1.53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586" calcext:value-type="float">
            <text:p>1.558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4972" calcext:value-type="float">
            <text:p>1.497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145" calcext:value-type="float">
            <text:p>1.514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275" calcext:value-type="float">
            <text:p>1.52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13" calcext:value-type="float">
            <text:p>1.531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37" calcext:value-type="float">
            <text:p>1.533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948" calcext:value-type="float">
            <text:p>1.594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887" calcext:value-type="float">
            <text:p>1.588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336" calcext:value-type="float">
            <text:p>1.533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824" calcext:value-type="float">
            <text:p>1.582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679" calcext:value-type="float">
            <text:p>1.567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902" calcext:value-type="float">
            <text:p>1.590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652" calcext:value-type="float">
            <text:p>1.665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872" calcext:value-type="float">
            <text:p>1.68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448" calcext:value-type="float">
            <text:p>1.644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396" calcext:value-type="float">
            <text:p>1.639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752" calcext:value-type="float">
            <text:p>1.675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272" calcext:value-type="float">
            <text:p>1.627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992" calcext:value-type="float">
            <text:p>1.69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878" calcext:value-type="float">
            <text:p>1.687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382" calcext:value-type="float">
            <text:p>1.638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825" calcext:value-type="float">
            <text:p>1.682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954" calcext:value-type="float">
            <text:p>1.695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782" calcext:value-type="float">
            <text:p>1.678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6534" calcext:value-type="float">
            <text:p>1.65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float" office:value="1.7834" calcext:value-type="float">
            <text:p>1.783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466" calcext:value-type="float">
            <text:p>1.846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007" calcext:value-type="float">
            <text:p>1.900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803" calcext:value-type="float">
            <text:p>1.880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314" calcext:value-type="float">
            <text:p>1.831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138" calcext:value-type="float">
            <text:p>1.913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798" calcext:value-type="float">
            <text:p>1.879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878" calcext:value-type="float">
            <text:p>1.887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222" calcext:value-type="float">
            <text:p>1.822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872" calcext:value-type="float">
            <text:p>1.887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021" calcext:value-type="float">
            <text:p>2.002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998" calcext:value-type="float">
            <text:p>1.899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551" calcext:value-type="float">
            <text:p>1.855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013" calcext:value-type="float">
            <text:p>1.901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364" calcext:value-type="float">
            <text:p>2.03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935" calcext:value-type="float">
            <text:p>1.893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8509" calcext:value-type="float">
            <text:p>1.850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626" calcext:value-type="float">
            <text:p>2.062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98" calcext:value-type="float">
            <text:p>1.99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939" calcext:value-type="float">
            <text:p>1.99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564" calcext:value-type="float">
            <text:p>2.056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536" calcext:value-type="float">
            <text:p>2.053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122" calcext:value-type="float">
            <text:p>1.912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585" calcext:value-type="float">
            <text:p>2.058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682" calcext:value-type="float">
            <text:p>2.068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884" calcext:value-type="float">
            <text:p>1.988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654" calcext:value-type="float">
            <text:p>2.065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696" calcext:value-type="float">
            <text:p>2.069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978" calcext:value-type="float">
            <text:p>2.0978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1.9247" calcext:value-type="float">
            <text:p>1.924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503" calcext:value-type="float">
            <text:p>2.050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0399" calcext:value-type="float">
            <text:p>2.039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1598" calcext:value-type="float">
            <text:p>2.1598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2102" calcext:value-type="float">
            <text:p>2.210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1301" calcext:value-type="float">
            <text:p>2.1301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float" office:value="2.1245" calcext:value-type="float">
            <text:p>2.124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8:29:50.06008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opo </meta:initial-creator>
    <meta:creation-date>2017-02-24T17:56:48.633576448</meta:creation-date>
    <dc:date>2017-02-24T18:30:32.084622643</dc:date>
    <dc:creator>jacopo </dc:creator>
    <meta:editing-duration>PT21M17S</meta:editing-duration>
    <meta:editing-cycles>4</meta:editing-cycles>
    <meta:generator>LibreOffice/5.2.2.2$Linux_X86_64 LibreOffice_project/20m0$Build-2</meta:generator>
    <meta:document-statistic meta:table-count="1" meta:cell-count="676" meta:object-count="0"/>
  </office:meta>
</office:document-meta>
</file>